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11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0011"/>
    <style:style style:name="ce4" style:family="table-cell" style:parent-style-name="Default" style:data-style-name="N11"/>
  </office:automatic-styles>
  <office:body>
    <office:spreadsheet>
      <table:table table:name="test12#2015_06_18_13_49_55_1434628195.692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117" calcext:value-type="percentage">
            <text:p>81.17%</text:p>
          </table:table-cell>
          <table:table-cell table:formula="of:=AVERAGE([.D2:.I2])" office:value-type="percentage" office:value="0.75625" calcext:value-type="percentage">
            <text:p>75.63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3:.I3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17" calcext:value-type="percentage">
            <text:p>89.17%</text:p>
          </table:table-cell>
          <table:table-cell office:value-type="percentage" office:value="0.9075" calcext:value-type="percentage">
            <text:p>90.75%</text:p>
          </table:table-cell>
          <table:table-cell table:formula="of:=AVERAGE([.D4:.I4])" office:value-type="percentage" office:value="0.825133333333333" calcext:value-type="percentage">
            <text:p>82.51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5:.I5])" office:value-type="percentage" office:value="0.76735" calcext:value-type="percentage">
            <text:p>76.74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6:.I6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42" calcext:value-type="percentage">
            <text:p>19.42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817" calcext:value-type="percentage">
            <text:p>28.17%</text:p>
          </table:table-cell>
          <table:table-cell table:formula="of:=AVERAGE([.D7:.I7])" office:value-type="percentage" office:value="0.24695" calcext:value-type="percentage">
            <text:p>24.70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2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15" calcext:value-type="percentage">
            <text:p>91.50%</text:p>
          </table:table-cell>
          <table:table-cell table:formula="of:=AVERAGE([.D8:.I8])" office:value-type="percentage" office:value="0.833466666666667" calcext:value-type="percentage">
            <text:p>83.35%</text:p>
          </table:table-cell>
        </table:table-row>
      </table:table>
      <table:table table:name="test13#2015_06_21_13_24_59_1434885899.68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percentage" office:value="0.75625" calcext:value-type="percentage">
            <text:p>75.63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48466666666667" calcext:value-type="percentage">
            <text:p>24.85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9067" calcext:value-type="percentage">
            <text:p>90.67%</text:p>
          </table:table-cell>
          <table:table-cell table:formula="of:=AVERAGE([.D4:.I4])" office:value-type="percentage" office:value="0.825566666666667" calcext:value-type="percentage">
            <text:p>82.56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3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08" calcext:value-type="percentage">
            <text:p>87.0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125" calcext:value-type="percentage">
            <text:p>91.25%</text:p>
          </table:table-cell>
          <table:table-cell table:formula="of:=AVERAGE([.D5:.I5])" office:value-type="percentage" office:value="0.83735" calcext:value-type="percentage">
            <text:p>83.74%</text:p>
          </table:table-cell>
        </table:table-row>
      </table:table>
      <table:table table:name="test14#2015_06_22_14_38_46_1434976726.43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percentage" office:value="0.757083333333333" calcext:value-type="percentage">
            <text:p>75.71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3:.I3])" office:value-type="percentage" office:value="0.8144333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9058" calcext:value-type="percentage">
            <text:p>90.58%</text:p>
          </table:table-cell>
          <table:table-cell table:formula="of:=AVERAGE([.D4:.I4])" office:value-type="percentage" office:value="0.82595" calcext:value-type="percentage">
            <text:p>82.60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5:.I5])" office:value-type="percentage" office:value="0.76765" calcext:value-type="percentage">
            <text:p>76.77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75" calcext:value-type="percentage">
            <text:p>28.75%</text:p>
          </table:table-cell>
          <table:table-cell table:formula="of:=AVERAGE([.D6:.I6])" office:value-type="percentage" office:value="0.259583333333333" calcext:value-type="percentage">
            <text:p>25.96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33" calcext:value-type="percentage">
            <text:p>19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table:formula="of:=AVERAGE([.D7:.I7])" office:value-type="percentage" office:value="0.246116666666667" calcext:value-type="percentage">
            <text:p>24.61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4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8908" calcext:value-type="percentage">
            <text:p>89.08%</text:p>
          </table:table-cell>
          <table:table-cell office:value-type="percentage" office:value="0.9042" calcext:value-type="percentage">
            <text:p>90.42%</text:p>
          </table:table-cell>
          <table:table-cell table:formula="of:=AVERAGE([.D8:.I8])" office:value-type="percentage" office:value="0.8357" calcext:value-type="percentage">
            <text:p>83.57%</text:p>
          </table:table-cell>
        </table:table-row>
      </table:table>
      <table:table table:name="test15#2015_06_22_21_22_21_1435000941.89" table:style-name="ta1">
        <table:table-column table:style-name="co1" table:number-columns-repeated="3" table:default-cell-style-name="Default"/>
        <table:table-column table:style-name="co1" table:number-columns-repeated="6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842" calcext:value-type="percentage">
            <text:p>78.42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158" calcext:value-type="percentage">
            <text:p>81.58%</text:p>
          </table:table-cell>
          <table:table-cell table:formula="of:=AVERAGE([.D2:.I2])" office:value-type="percentage" office:value="0.75515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33" calcext:value-type="percentage">
            <text:p>72.3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3:.I3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233" calcext:value-type="percentage">
            <text:p>82.33%</text:p>
          </table:table-cell>
          <table:table-cell office:value-type="percentage" office:value="0.8492" calcext:value-type="percentage">
            <text:p>84.92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905" calcext:value-type="percentage">
            <text:p>90.50%</text:p>
          </table:table-cell>
          <table:table-cell table:formula="of:=AVERAGE([.D4:.I4])" office:value-type="percentage" office:value="0.825283333333334" calcext:value-type="percentage">
            <text:p>82.53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5:.I5])" office:value-type="percentage" office:value="0.7675" calcext:value-type="percentage">
            <text:p>76.75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6:.I6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2008" calcext:value-type="percentage">
            <text:p>20.08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775" calcext:value-type="percentage">
            <text:p>27.75%</text:p>
          </table:table-cell>
          <table:table-cell table:formula="of:=AVERAGE([.D7:.I7])" office:value-type="percentage" office:value="0.2454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5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908" calcext:value-type="percentage">
            <text:p>89.08%</text:p>
          </table:table-cell>
          <table:table-cell office:value-type="percentage" office:value="0.9158" calcext:value-type="percentage">
            <text:p>91.58%</text:p>
          </table:table-cell>
          <table:table-cell table:formula="of:=AVERAGE([.D8:.I8])" office:value-type="percentage" office:value="0.83985" calcext:value-type="percentage">
            <text:p>83.9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4:57:15.628252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15:00:04.760969907</dc:date>
    <meta:generator>LibreOffice/4.2.7.2$Linux_X86_64 LibreOffice_project/420m0$Build-2</meta:generator>
    <meta:editing-duration>PT2M24S</meta:editing-duration>
    <meta:editing-cycles>5</meta:editing-cycles>
    <meta:document-statistic meta:table-count="4" meta:cell-count="290" meta:object-count="0"/>
  </office:meta>
</office:document-meta>
</file>